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ÑA RAMOS JORGE LUI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70036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77859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AMARRA CLAYSEN, WIMB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783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AMARRA CLAYSEN, WALT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257483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3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1:10:5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